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0ba669" officeooo:paragraph-rsid="000ba669"/>
    </style:style>
    <style:style style:name="P2" style:family="paragraph" style:parent-style-name="Standard">
      <style:text-properties officeooo:rsid="000cc034" officeooo:paragraph-rsid="000cc034"/>
    </style:style>
    <style:style style:name="P3" style:family="paragraph" style:parent-style-name="Standard">
      <style:text-properties officeooo:rsid="0011d701" officeooo:paragraph-rsid="0011d701"/>
    </style:style>
    <style:style style:name="P4" style:family="paragraph" style:parent-style-name="Standard">
      <style:text-properties officeooo:rsid="00138759" officeooo:paragraph-rsid="00138759"/>
    </style:style>
    <style:style style:name="P5" style:family="paragraph" style:parent-style-name="Standard">
      <style:text-properties officeooo:rsid="00144d63" officeooo:paragraph-rsid="00144d63"/>
    </style:style>
    <style:style style:name="P6" style:family="paragraph" style:parent-style-name="Standard">
      <style:text-properties officeooo:rsid="00154685" officeooo:paragraph-rsid="00154685"/>
    </style:style>
    <style:style style:name="P7" style:family="paragraph" style:parent-style-name="Standard">
      <style:text-properties officeooo:rsid="0016377e" officeooo:paragraph-rsid="0016377e"/>
    </style:style>
    <style:style style:name="P8" style:family="paragraph" style:parent-style-name="Standard">
      <style:text-properties officeooo:rsid="0016bb05" officeooo:paragraph-rsid="0016bb05"/>
    </style:style>
    <style:style style:name="P9" style:family="paragraph" style:parent-style-name="Standard">
      <style:text-properties officeooo:rsid="001788b2" officeooo:paragraph-rsid="001788b2"/>
    </style:style>
    <style:style style:name="P10" style:family="paragraph" style:parent-style-name="Standard">
      <style:text-properties officeooo:rsid="0017c3ba" officeooo:paragraph-rsid="0017c3ba"/>
    </style:style>
    <style:style style:name="P11" style:family="paragraph" style:parent-style-name="Standard">
      <style:text-properties officeooo:rsid="0017e583" officeooo:paragraph-rsid="0017e583"/>
    </style:style>
    <style:style style:name="P12" style:family="paragraph" style:parent-style-name="Standard">
      <style:text-properties officeooo:rsid="00188ab3" officeooo:paragraph-rsid="00188ab3"/>
    </style:style>
    <style:style style:name="P13" style:family="paragraph" style:parent-style-name="Standard">
      <style:text-properties officeooo:rsid="00194a29" officeooo:paragraph-rsid="00194a29"/>
    </style:style>
    <style:style style:name="P14" style:family="paragraph" style:parent-style-name="Standard">
      <style:text-properties officeooo:rsid="001a878d" officeooo:paragraph-rsid="001a878d"/>
    </style:style>
    <style:style style:name="P15" style:family="paragraph" style:parent-style-name="Standard">
      <style:text-properties officeooo:rsid="001bad30" officeooo:paragraph-rsid="001bad30"/>
    </style:style>
    <style:style style:name="P16" style:family="paragraph" style:parent-style-name="Standard">
      <style:text-properties officeooo:rsid="001c62b5" officeooo:paragraph-rsid="001c62b5"/>
    </style:style>
    <style:style style:name="P17" style:family="paragraph" style:parent-style-name="Standard">
      <style:text-properties officeooo:rsid="001d5529" officeooo:paragraph-rsid="001d5529"/>
    </style:style>
    <style:style style:name="P18" style:family="paragraph" style:parent-style-name="Standard">
      <style:text-properties officeooo:rsid="001e5541" officeooo:paragraph-rsid="001e5541"/>
    </style:style>
    <style:style style:name="P19" style:family="paragraph" style:parent-style-name="Standard">
      <style:text-properties officeooo:rsid="001f029d" officeooo:paragraph-rsid="001f029d"/>
    </style:style>
    <style:style style:name="P20" style:family="paragraph" style:parent-style-name="Standard">
      <style:text-properties officeooo:rsid="0020933f" officeooo:paragraph-rsid="0020933f"/>
    </style:style>
    <style:style style:name="P21" style:family="paragraph" style:parent-style-name="Standard">
      <style:text-properties officeooo:rsid="0020a541" officeooo:paragraph-rsid="0020a541"/>
    </style:style>
    <style:style style:name="P22" style:family="paragraph" style:parent-style-name="Standard">
      <style:text-properties officeooo:rsid="0020c36e" officeooo:paragraph-rsid="0020c36e"/>
    </style:style>
    <style:style style:name="P23" style:family="paragraph" style:parent-style-name="Standard">
      <style:text-properties officeooo:rsid="00215c75" officeooo:paragraph-rsid="00215c75"/>
    </style:style>
    <style:style style:name="P24" style:family="paragraph" style:parent-style-name="Standard">
      <style:text-properties officeooo:rsid="0022284c" officeooo:paragraph-rsid="0022284c"/>
    </style:style>
    <style:style style:name="P25" style:family="paragraph" style:parent-style-name="Standard">
      <style:text-properties officeooo:rsid="00250b6d" officeooo:paragraph-rsid="00250b6d"/>
    </style:style>
    <style:style style:name="P26" style:family="paragraph" style:parent-style-name="Standard">
      <style:text-properties officeooo:rsid="0026c076" officeooo:paragraph-rsid="0026c076"/>
    </style:style>
    <style:style style:name="P27" style:family="paragraph" style:parent-style-name="Standard">
      <style:text-properties officeooo:rsid="002973bf" officeooo:paragraph-rsid="002973bf"/>
    </style:style>
    <style:style style:name="P28" style:family="paragraph" style:parent-style-name="Standard">
      <style:text-properties officeooo:rsid="002a4b1a" officeooo:paragraph-rsid="002a4b1a"/>
    </style:style>
    <style:style style:name="P29" style:family="paragraph" style:parent-style-name="Standard">
      <style:text-properties officeooo:rsid="002c1449" officeooo:paragraph-rsid="002c1449"/>
    </style:style>
    <style:style style:name="P30" style:family="paragraph" style:parent-style-name="Standard">
      <style:text-properties officeooo:rsid="002c64b2" officeooo:paragraph-rsid="002c64b2"/>
    </style:style>
    <style:style style:name="P31" style:family="paragraph" style:parent-style-name="Standard">
      <style:text-properties officeooo:rsid="002d748b" officeooo:paragraph-rsid="002d748b"/>
    </style:style>
    <style:style style:name="P32" style:family="paragraph" style:parent-style-name="Standard">
      <style:text-properties officeooo:rsid="002eff86" officeooo:paragraph-rsid="002eff86"/>
    </style:style>
    <style:style style:name="P33" style:family="paragraph" style:parent-style-name="Standard">
      <style:text-properties officeooo:rsid="0030b4aa" officeooo:paragraph-rsid="0030b4aa"/>
    </style:style>
    <style:style style:name="P34" style:family="paragraph" style:parent-style-name="Standard">
      <style:text-properties officeooo:rsid="00318fcf" officeooo:paragraph-rsid="00318fcf"/>
    </style:style>
    <style:style style:name="P35" style:family="paragraph" style:parent-style-name="Standard">
      <style:text-properties officeooo:rsid="00321294" officeooo:paragraph-rsid="00321294"/>
    </style:style>
    <style:style style:name="P36" style:family="paragraph" style:parent-style-name="Standard">
      <style:text-properties officeooo:rsid="00341f93" officeooo:paragraph-rsid="00341f93"/>
    </style:style>
    <style:style style:name="P37" style:family="paragraph" style:parent-style-name="Standard">
      <style:text-properties officeooo:rsid="00354d5d" officeooo:paragraph-rsid="00354d5d"/>
    </style:style>
    <style:style style:name="T1" style:family="text">
      <style:text-properties officeooo:rsid="000e9c18"/>
    </style:style>
    <style:style style:name="T2" style:family="text">
      <style:text-properties officeooo:rsid="000fc6cd"/>
    </style:style>
    <style:style style:name="T3" style:family="text">
      <style:text-properties officeooo:rsid="0010c2e2"/>
    </style:style>
    <style:style style:name="T4" style:family="text">
      <style:text-properties officeooo:rsid="0016bb05"/>
    </style:style>
    <style:style style:name="T5" style:family="text">
      <style:text-properties officeooo:rsid="001f22b6"/>
    </style:style>
    <style:style style:name="T6" style:family="text">
      <style:text-properties officeooo:rsid="001facf9"/>
    </style:style>
    <style:style style:name="T7" style:family="text">
      <style:text-properties officeooo:rsid="0020be10"/>
    </style:style>
    <style:style style:name="T8" style:family="text">
      <style:text-properties officeooo:rsid="00215c75"/>
    </style:style>
    <style:style style:name="T9" style:family="text">
      <style:text-properties officeooo:rsid="00231feb"/>
    </style:style>
    <style:style style:name="T10" style:family="text">
      <style:text-properties officeooo:rsid="00277594"/>
    </style:style>
    <style:style style:name="T11" style:family="text">
      <style:text-properties officeooo:rsid="00318fcf"/>
    </style:style>
    <style:style style:name="T12" style:family="text">
      <style:text-properties officeooo:rsid="00338767"/>
    </style:style>
    <style:style style:name="T13" style:family="text">
      <style:text-properties officeooo:rsid="0034c1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ress, stressful, how to adapt to a stressful situation? <text:s/>I suffered from insomnia caused by stress at work.</text:p>
      <text:p text:style-name="P1">Upper body strength, strength. A good boxer needs skills as well as strength. Hit the gym frequently will boost your muscle strength.</text:p>
      <text:p text:style-name="P1">Swelling, swelling, put your feet into cold water to help swelling go down.</text:p>
      <text:p text:style-name="P1">My mother takes three pills one day. A Vitamin Pill, A sleeping pill, a birth-control pill.</text:p>
      <text:p text:style-name="P1">My throat is so sore, so it really hurts when I swallow. <text:s/>Swallow, a black bird.</text:p>
      <text:p text:style-name="P2">Admit, deny. <text:span text:style-name="T1">He admitted his mistakes. </text:span><text:span text:style-name="T2">Her request for </text:span><text:span text:style-name="T3">time</text:span><text:span text:style-name="T2"> off work was denied.</text:span></text:p>
      <text:p text:style-name="P3">The game continued despite the rain. We have received the permissions to go ahead with the musical festival in spite of opposition from local residents. Despite, in spite of.</text:p>
      <text:p text:style-name="P4">China Eastern Plane Crash Likely Intentional, US report says. Intention, intentional, intentionally.</text:p>
      <text:p text:style-name="P5">Philosopher, A Greek Philosopher. Socialism versus Capitalism, what’s the difference?</text:p>
      <text:p text:style-name="P5">We are striking for better pay and improved safety standards. The workers choose to manifest their dissatisfaction with a series of strikes. <text:s/>Air strike, at least 35 died in the air strike. Air strike, Air crash.</text:p>
      <text:p text:style-name="P6">Even the smallest baby can identify its mother by her voice. Identify, identification. ID card, abbreviation, identification card.</text:p>
      <text:p text:style-name="P7">The car has been adapted for disabled drivers. We have to learn to adapt the new system. Adapt, adaptable.</text:p>
      <text:p text:style-name="P7">Helicopter pilot, Helicopter copilot, Microsoft Copilot AI assistant. </text:p>
      <text:p text:style-name="P7">Don’t worry about who will do it, that’s just a side issue. Issue. </text:p>
      <text:p text:style-name="P7">Mission accomplished. Mission complete. You won’t accomplish anything by arguing. </text:p>
      <text:p text:style-name="P7">Glory, honor, glory belongs to Ukraine. HUAWEI honor series mobile phone</text:p>
      <text:p text:style-name="P7">Daily recap, movie recap, movie clips. <text:s/><text:span text:style-name="T4">Horror movie recaps channel on Youtube. Finally the teacher recapped the main points of the lesson.</text:span></text:p>
      <text:p text:style-name="P8">Add, addition, subtract, subtraction, multiply, multiplication, divided by, division. Square root, square root.</text:p>
      <text:p text:style-name="P8">Yantai Electrician, The electrician has diagnosed a fault in the wiring.</text:p>
      <text:p text:style-name="P8">success and fail, hammering nails by hand. A rabbit tail. Massive hail storm in Guangdong China, send an email, he was jailed for fraud. A snail animal, escalator handrails. </text:p>
      <text:p text:style-name="P8">Music lyrics. <text:s/>Popular songs with mindless lyrics. When you are happy, you enjoy the music, but when you are sad, you understand the lyrics.</text:p>
      <text:p text:style-name="P9">Nepal, Nepal, Himalayas, Himalayas.</text:p>
      <text:p text:style-name="P10">Sweat, sweating, sweaty. <text:s/>By the time we climbed to the top of the mountain, we were covered in sweat. I’m sweating. I’m sweaty. He began to perspire heavily.</text:p>
      <text:p text:style-name="P10">Flowerpot, vase, a vase of flowers, fish tank.</text:p>
      <text:p text:style-name="P10">Gold, Wood, Water, Fire and Mud. Venus, Jupiter, Mercury, Mars and Saturn. </text:p>
      <text:p text:style-name="P10">Vending massage chairs, vending massage chairs.</text:p>
      <text:p text:style-name="P10">Top 7 tips for finding the best tutoring company for your child. Tutor, tutoring. Volunteers from the college tutor elementary school students in reading, mathematics and science. </text:p>
      <text:p text:style-name="P10">Quality assurance, quality assurance, <text:s/>She gave me her assurance that she would sign the employment contract immediately.</text:p>
      <text:p text:style-name="P11">Underlying, underlying, understand the underlying hardware of portable 5G network routers.</text:p>
      <text:p text:style-name="P11">It takes me 9 years to realize, that I will tell you in 2 minutes. <text:s/>Don’t tell them everything even when you trust your best friends and family. </text:p>
      <text:p text:style-name="P11">Incredible giant cactus in Mexico desert. Incredible giant cactus in Mexico desert.</text:p>
      <text:p text:style-name="P12">Digging bamboo shoots is prohibited. It’s well known that bamboo shoots are panda’s diet.</text:p>
      <text:p text:style-name="P13">Her mother scolded her for breaking her favorite vase. How to stay positive when scolding your children? </text:p>
      <text:p text:style-name="P14">If you suspect the dishonesty of your wife, first admonish her. Her mother admonished him for eating too quickly. </text:p>
      <text:p text:style-name="P15">Understanding the rhythm of music. Understanding the basic rhythm of music.</text:p>
      <text:p text:style-name="P16"><text:soft-page-break/>Always at positive edge, always at negative edge, in FPGA design. </text:p>
      <text:p text:style-name="P17">Soybean oil, genetically modified soybean oil. Vegetable oil. Peanut oil.</text:p>
      <text:p text:style-name="P18">Cambodia, Cambodia, Cambodia, A Southeast Asia Country.</text:p>
      <text:p text:style-name="P19">He suddenly felt an intense pain in his back. <text:span text:style-name="T5">Psychology behind intense emotions. </text:span><text:span text:style-name="T6">Why do you have intense emotions?</text:span></text:p>
      <text:p text:style-name="P20">Mineral oil. Mineral water.</text:p>
      <text:p text:style-name="P21">Single, double, triple, quadruple. <text:span text:style-name="T7">Single, double, triple, quadruple.</text:span></text:p>
      <text:p text:style-name="P22">Delivery lifebelt with a drone. <text:s/><text:span text:style-name="T8">Life vest, life jacket.</text:span></text:p>
      <text:p text:style-name="P23">Omelet making machine, </text:p>
      <text:p text:style-name="P23">bionic vision, bionic eyes. The future of vision. </text:p>
      <text:p text:style-name="P24">Auxiliary service, Auxiliary nurse. <text:span text:style-name="T9">The Auxiliary Function. </text:span></text:p>
      <text:p text:style-name="P25">Japan food, Japan cuisine, Sushi is made of rice, raw fish and seaweed.</text:p>
      <text:p text:style-name="P26">It’s too expensive to have two kids in daycare. I pick my daughter up from daycare. <text:span text:style-name="T10">Do your children go to preschool or daycare?</text:span></text:p>
      <text:p text:style-name="P27">When you lose your money, you lose nothing; when you lose your health, you lose something. But when you lose your character, you lose everything. </text:p>
      <text:p text:style-name="P28">Deport, deported, deportation. Thousands of illegal immigrants are caught and deported every year. When happens when you get deported from US? Deported asylum seekers return to US. Time to start massive deportation, close our borders. Import and Export Business. Oversea Business.</text:p>
      <text:p text:style-name="P28">Warship, warplane, US to send jets and warships as Iran threatens Israel.</text:p>
      <text:p text:style-name="P28">Smuggle, smuggle, this guy tried to smuggle 96 iphones using only his body.</text:p>
      <text:p text:style-name="P29">Leakage current, leakage current, operation current, peak current. </text:p>
      <text:p text:style-name="P29">Where do maggots come from and how to get rid of them? Do flies come from maggots?</text:p>
      <text:p text:style-name="P30">Scarecrow, A scarecrow is used to frighten birds away in fields.</text:p>
      <text:p text:style-name="P31">Starship launch failed, success is uncertain, attempting is ongoing. <text:s/>No agreement has yet been reached but the negotiations are still ongoing. </text:p>
      <text:p text:style-name="P32">The homosexual couple is going on a date. Transgender daughter. </text:p>
      <text:p text:style-name="P33">Nobel Prize, <text:span text:style-name="T11">The Nobel Prize rewards science, humanism, and peace efforts. South Korean author wins the 2024 Nobel Price in literature.</text:span></text:p>
      <text:p text:style-name="P34">Solenoid, What is a starter solenoid? <text:s/>Solenoid valve. The electromagnetic field in solenoid.</text:p>
      <text:p text:style-name="P35">So who is the indigenous people of this land? Indigenous <text:span text:style-name="T12">people in Brazil</text:span>. Fushan indigenous.</text:p>
      <text:p text:style-name="P36">Mushroom is fungi, fungus can be poisonous. <text:span text:style-name="T13">Mushroom is fungi, fungus can be poisonous.</text:span></text:p>
      <text:p text:style-name="P37">The followers of Islam are known as Muslims. The followers of Islam are known as Muslims.</text:p>
      <text:p text:style-name="P37"/>
      <text:p text:style-name="P35"/>
      <text:p text:style-name="P23"/>
      <text:p text:style-name="P22"/>
      <text:p text:style-name="P22"/>
      <text:p text:style-name="P19"/>
      <text:p text:style-name="P18"/>
      <text:p text:style-name="P15"/>
      <text:p text:style-name="P11"/>
      <text:p text:style-name="P10"/>
      <text:p text:style-name="P10"/>
      <text:p text:style-name="P10"/>
      <text:p text:style-name="P9"/>
      <text:p text:style-name="P8"/>
      <text:p text:style-name="P8"/>
      <text:p text:style-name="P7"/>
      <text:p text:style-name="P7"/>
      <text:p text:style-name="P7"/>
      <text:p text:style-name="P7"/>
      <text:p text:style-name="P7"><text:soft-page-break/></text:p>
      <text:p text:style-name="P7"/>
      <text:p text:style-name="P7"/>
      <text:p text:style-name="P3"/>
      <text:p text:style-name="P2"/>
      <text:p text:style-name="P1"/>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6T09:48:55.062680385</meta:creation-date>
    <dc:date>2025-04-26T11:13:10.143176846</dc:date>
    <meta:editing-duration>PT1H3M19S</meta:editing-duration>
    <meta:editing-cycles>45</meta:editing-cycles>
    <meta:generator>LibreOffice/24.8.6.2$Linux_X86_64 LibreOffice_project/480$Build-2</meta:generator>
    <meta:document-statistic meta:table-count="0" meta:image-count="0" meta:object-count="0" meta:page-count="3" meta:paragraph-count="61" meta:word-count="938" meta:character-count="5950" meta:non-whitespace-character-count="5045"/>
  </office:meta>
</office:document-meta>
</file>